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pple SD Gothic Neo" svg:font-family="'Apple SD Gothic Neo', arial, sans-serif"/>
    <style:font-face style:name="Lohit Devanagari1" svg:font-family="'Lohit Devanagari'"/>
    <style:font-face style:name="Noto Sans CJK JP" svg:font-family="'Noto Sans CJK JP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1" svg:font-family="'Noto Sans CJK JP'" style:font-family-generic="system" style:font-pitch="variable"/>
  </office:font-face-decls>
  <office:automatic-styles>
    <style:style style:name="P1" style:family="paragraph" style:parent-style-name="Standard">
      <style:text-properties officeooo:rsid="00156380" officeooo:paragraph-rsid="00156380"/>
    </style:style>
    <style:style style:name="P2" style:family="paragraph" style:parent-style-name="Standard">
      <style:text-properties officeooo:rsid="0016e602" officeooo:paragraph-rsid="0016e602"/>
    </style:style>
    <style:style style:name="P3" style:family="paragraph" style:parent-style-name="Standard">
      <style:text-properties officeooo:rsid="0016e602" officeooo:paragraph-rsid="00184779"/>
    </style:style>
    <style:style style:name="P4" style:family="paragraph" style:parent-style-name="Standard">
      <style:text-properties officeooo:rsid="00184779" officeooo:paragraph-rsid="00184779"/>
    </style:style>
    <style:style style:name="P5" style:family="paragraph" style:parent-style-name="Standard">
      <style:text-properties officeooo:rsid="00187d3f" officeooo:paragraph-rsid="00187d3f"/>
    </style:style>
    <style:style style:name="T1" style:family="text">
      <style:text-properties officeooo:rsid="0016e602"/>
    </style:style>
    <style:style style:name="T2" style:family="text">
      <style:text-properties officeooo:rsid="0018477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S란? </text:p>
      <text:p text:style-name="P1">운영체제, Operating System의 약자.</text:p>
      <text:p text:style-name="P1"/>
      <text:p text:style-name="P1">커널이란?</text:p>
      <text:p text:style-name="P1">쉘의 핵심 부분</text:p>
      <text:p text:style-name="P1"/>
      <text:p text:style-name="P1">OS :</text:p>
      <text:p text:style-name="P1">수업시간을 위해 기술적으로 한정지은 <text:span text:style-name="T1">OS</text:span> : 커널 </text:p>
      <text:p text:style-name="P2">ex)리눅스, 윈도우 </text:p>
      <text:p text:style-name="P1">이용자 입장에서의 OS : 커널+쉘(사용자와 커널 간의 해석기 역할<text:span text:style-name="T1">)</text:span></text:p>
      <text:p text:style-name="P2">ex)리눅스 기반의 우분투, redhat/윈도우 기반의 Windows 10</text:p>
      <text:p text:style-name="P2">최근의 OS의 쉘에는 system software와 Browser와 같은 부가적인 기능이 패키징 되어있다.</text:p>
      <text:p text:style-name="P2"/>
      <text:p text:style-name="P2">OS가 하는 일은?</text:p>
      <text:p text:style-name="P2">1. 프로세스 관리</text:p>
      <text:p text:style-name="P2">2. 메모리 관리</text:p>
      <text:p text:style-name="P2">3. IO 디바이스 관리(Storage management)</text:p>
      <text:p text:style-name="P2"/>
      <text:p text:style-name="P2">setup과 loop 함수를 통해 작동하는 아두이노가 기능상 OS와 동일하다고 볼 수 있다.</text:p>
      <text:p text:style-name="P2"/>
      <text:p text:style-name="P2">OS가 필요한 이유?</text:p>
      <text:p text:style-name="P2">하드웨어의 최적화 및 관리를 위해서</text:p>
      <text:p text:style-name="P2">이를 통해 사용자의 “프로그램”에 리소스를 할당할 수 있다. </text:p>
      <text:p text:style-name="P2">즉, 프로세스에게 서비스를 제공할 수 있다. </text:p>
      <text:p text:style-name="P2"/>
      <text:p text:style-name="P2">Micro processor : CPU</text:p>
      <text:p text:style-name="P2">Micro process : software</text:p>
      <text:p text:style-name="P1"/>
      <text:p text:style-name="P2">왜 하드웨어에 직접적인 수정 없이 중간 Layer를 제공하여 하드웨어를 관리하는가?</text:p>
      <text:p text:style-name="P2"/>
      <text:p text:style-name="P2"/>
      <text:p text:style-name="P2">메모리?</text:p>
      <text:p text:style-name="P2">1. 코드 메모리 : <text:s/>명령어(<text:span text:style-name="T2">instruction)</text:span></text:p>
      <text:p text:style-name="P4">2. 데이터 메모리 : 코드 실행 값이 저장되어 있는 메모리</text:p>
      <text:p text:style-name="P4"/>
      <text:p text:style-name="P3"><text:span text:style-name="T2">instruction?</text:span></text:p>
      <text:p text:style-name="P4">CPU에게 내리는 명령어로, 이 명령어가 수행되면서 CPU가 동작한다. </text:p>
      <text:p text:style-name="P4">즉, 0과 1로 이루어진 명령어 묶음이며,</text:p>
      <text:p text:style-name="P4">코드는 이러한 instruction의 묶음</text:p>
      <text:p text:style-name="P4">instruction의 디코딩은 어셈블러가 담당한다. </text:p>
      <text:p text:style-name="P4"><text:soft-page-break/>어셈블러(assembler)는 어셈블리어를 기계어 형태의 오브젝트 코드로 해석해 주는 컴퓨터 언어 번역 프로그램을 말한다. 어셈블러는 기본 컴퓨터 명령어들을, 컴퓨터 프로세서가 기본 연산을 수행하는데 사용할 수 있는 비트 패턴으로 변환시키는 프로그램이다.</text:p>
      <text:p text:style-name="P4"/>
      <text:p text:style-name="P4">명령어를 통해 <text:s/>CPU가 수행할 수 있는 기능 : </text:p>
      <text:p text:style-name="P4">1. 간단한 사칙연산</text:p>
      <text:p text:style-name="P4">2. 메모리 Read&amp;Write</text:p>
      <text:p text:style-name="P4">3. 입출력 Read&amp;Write</text:p>
      <text:p text:style-name="P4">4. 수행 결과를 통해 실행</text:p>
      <text:p text:style-name="P4"/>
      <text:p text:style-name="P4">보통 <text:s/>CPU의 내부 메모리는 레지스터, 외부 메모리를 메모리라고 표현한다. </text:p>
      <text:p text:style-name="P4">보통 명령어 수행을 메모리-&gt;레지스터-&gt;메모리</text:p>
      <text:p text:style-name="P4">혹은 수학연산과 같은 경우는 레지스터-&gt;레지스터 의 순으로 하지만, </text:p>
      <text:p text:style-name="P5">intel의 경우 예외적으로 메모리-&gt;메모리 명령어 수행 방식을 지원하기도 한다. </text:p>
      <text:p text:style-name="P5"/>
      <text:p text:style-name="P5">Intruction, 명령어 수행 사이클?</text:p>
      <text:p text:style-name="P5">CPU cycle</text:p>
      <text:p text:style-name="P5">ex) 1G hz 는 1초당 하나의 cycle동안 10억의 instruction을 수행한다.</text:p>
      <text:p text:style-name="P5"/>
      <text:p text:style-name="P5">Intruction은 대체로 순차적으로 진행된다.</text:p>
      <text:p text:style-name="P5"/>
      <text:p text:style-name="P5">진행되지 않는 경우?</text:p>
      <text:p text:style-name="P5"/>
      <text:p text:style-name="P5">동기</text:p>
      <text:p text:style-name="P5">1. Function call : 함수 호출로 인해 함수가 있는 부분을 실행 후 나머지 명령어를 수행하는 경우</text:p>
      <text:p text:style-name="P5">2. 분기(if/else..) : 조건문 실행을 위해 조건문에 맞지 않는 부분을 건너뛰는 경우</text:p>
      <text:p text:style-name="P5"/>
      <text:p text:style-name="P5">비동기</text:p>
      <text:p text:style-name="P5">1. Event 핸들러 : 타이머</text:p>
      <text:p text:style-name="P5">ex) 특정 시간이 지나면 명령어를 수행해라.</text:p>
      <text:p text:style-name="P5">2. Signal 핸들러 : 키보드</text:p>
      <text:p text:style-name="P5">ex) 특정 키보드의 위치를 누르면 키보드에 적힌 것을 입력</text:p>
      <text:p text:style-name="P5">ex) 특정 버튼이 눌리면 전원 OFF.</text:p>
      <text:p text:style-name="P5"/>
      <text:p text:style-name="P5"/>
      <text:p text:style-name="P5">OS의 결론</text:p>
      <text:p text:style-name="P5">사용자 UI와 instruction만 수행 가능한 CPU 사이의 간극을 좁혀주기 위한 것이다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pple SD Gothic Neo" svg:font-family="'Apple SD Gothic Neo', arial, sans-serif"/>
    <style:font-face style:name="Lohit Devanagari1" svg:font-family="'Lohit Devanagari'"/>
    <style:font-face style:name="Noto Sans CJK JP" svg:font-family="'Noto Sans CJK JP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1" svg:font-family="'Noto Sans CJK J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oto Sans CJK JP" fo:font-size="12pt" fo:language="en" fo:country="US" style:letter-kerning="true" style:font-name-asian="Noto Sans CJK JP1" style:font-size-asian="10.5pt" style:language-asian="ko" style:country-asian="KR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oto Sans CJK JP" fo:font-size="12pt" fo:language="en" fo:country="US" style:letter-kerning="true" style:font-name-asian="Noto Sans CJK JP1" style:font-size-asian="10.5pt" style:language-asian="ko" style:country-asian="KR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Title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1" style:font-family-asian="'Noto Sans CJK J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0T15:13:30.387191946</meta:creation-date>
    <dc:date>2020-05-20T16:05:47.046363295</dc:date>
    <meta:editing-duration>PT9M6S</meta:editing-duration>
    <meta:editing-cycles>1</meta:editing-cycles>
    <meta:document-statistic meta:table-count="0" meta:image-count="0" meta:object-count="0" meta:page-count="2" meta:paragraph-count="56" meta:word-count="910" meta:character-count="1511" meta:non-whitespace-character-count="1222"/>
    <meta:generator>LibreOffice/6.0.7.3$Linux_X86_64 LibreOffice_project/00m0$Build-3</meta:generator>
  </office:meta>
</office:document-meta>
</file>